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helvetica neue',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2e3139" style:font-name="Roboto" fo:font-size="14pt" fo:letter-spacing="normal" fo:font-style="normal" fo:font-weight="normal"/>
    </style:style>
    <style:style style:name="P2" style:family="paragraph" style:parent-style-name="Standard">
      <style:text-properties fo:font-variant="normal" fo:text-transform="none" fo:color="#353c4e" style:font-name="Roboto" fo:letter-spacing="normal" fo:font-style="normal" fo:font-weight="bold"/>
    </style:style>
    <style:style style:name="P3" style:family="paragraph" style:parent-style-name="Heading_20_1">
      <style:text-properties fo:font-variant="normal" fo:text-transform="none" fo:color="#353c4e" style:font-name="Roboto" fo:letter-spacing="normal" fo:font-style="normal" fo:font-weight="bold"/>
    </style:style>
    <style:style style:name="P4" style:family="paragraph" style:parent-style-name="Heading_20_1">
      <style:text-properties fo:font-variant="normal" fo:text-transform="none" fo:color="#353c4e" style:font-name="Roboto" fo:letter-spacing="normal" fo:font-style="normal"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ts-news-item-title"/>Hybrid cars' green credentials under scrutiny</text:h>
      <text:p text:style-name="P1">https://learn.altissia.org/platform/#/news/doc-9qv3ah?interfaceLg=fr_FR&amp;customer=FRANCE_URCA</text:p>
      <text:p text:style-name="Standard"/>
      <text:p text:style-name="Standard">This document is an article about the hybrid cars to decrease the CO2 Emissions, dated on 03/11/2021, and, the source to write them are IFPEN, Greenpeace, and fondation Nicolas Hulot and written by AFP.</text:p>
      <text:p text:style-name="Standard"/>
      <text:p text:style-name="Standard">Firstly, in this document, we are told that in the process of decrease polluting petrol and diesel, many decide to choose hybrid cars, the sales of these cars are increasing, however, according to many environmentalists, it would not be advantageous ecologically.<text:line-break/><text:line-break/>Many car giants like Toyota, Renault, Hyundai, Stellantis aim to respect the European norms and to expand their business thanks to these cars which are a compromise between the emission of C02 and the price of purely electric cars, <text:line-break/>According to Greenpeace, hybrids are a brake on the transfer to the stop of petrol and diesel, hybrid cars run most of the time with these fuels rather than with their electric motors, the problem would be that people do not recharge the batteries enough, and would run with fuels in large majority according to Marie Cheron of the association Nicolas Hulot.<text:line-break/>However, according to some studies, when they are well used, they allow a reduction <text:s/>gasoline/diesel cars presence. <text:line-break/></text:p>
      <text:p text:style-name="Standard"/>
      <text:h text:style-name="P3" text:outline-level="1"><text:bookmark text:name="ts-news-item-title1"/>Russians return to Earth after filming first movie in space</text:h>
      <text:p text:style-name="P2"><text:a xlink:type="simple" xlink:href="https://learn.altissia.org/platform/#/news/doc-9pt3fl?interfaceLg=fr_FR&amp;customer=FRANCE_URCA" text:style-name="Internet_20_link" text:visited-style-name="Visited_20_Internet_20_Link">https://learn.altissia.org/platform/#/news/doc-9pt3fl?interfaceLg=fr_FR&amp;customer=FRANCE_URCA</text:a></text:p>
      <text:p text:style-name="P2"/>
      <text:p text:style-name="Standard">The document is an article about the return of some russians actor from the space,written by AFP and post the 17/10/2021</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helvetica neue',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3T13:45:47.81</meta:creation-date>
    <meta:document-statistic meta:table-count="0" meta:image-count="0" meta:object-count="0" meta:page-count="1" meta:paragraph-count="7" meta:word-count="232" meta:character-count="1584"/>
    <dc:date>2021-11-13T14:53:26.27</dc:date>
    <meta:editing-duration>PT7M7S</meta:editing-duration>
    <meta:editing-cycles>1</meta:editing-cycles>
    <meta:generator>OpenOffice/4.1.8$Win32 OpenOffice.org_project/418m3$Build-9803</meta:generator>
  </office:meta>
</office:document-meta>
</file>